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normal" officeooo:rsid="001c1fa2" officeooo:paragraph-rsid="001c1fa2" style:font-weight-asian="normal" style:font-weight-complex="normal"/>
    </style:style>
    <style:style style:name="P2" style:family="paragraph" style:parent-style-name="Standard" style:list-style-name="L1">
      <style:text-properties fo:language="en" fo:country="US" fo:font-weight="normal" officeooo:rsid="001c1fa2" officeooo:paragraph-rsid="001c1fa2" style:font-weight-asian="normal" style:font-weight-complex="normal"/>
    </style:style>
    <style:style style:name="P3" style:family="paragraph" style:parent-style-name="Standard" style:list-style-name="L2">
      <style:text-properties fo:language="en" fo:country="US" fo:font-weight="normal" officeooo:rsid="001c1fa2" officeooo:paragraph-rsid="001c1fa2" style:font-weight-asian="normal" style:font-weight-complex="normal"/>
    </style:style>
    <style:style style:name="T1" style:family="text">
      <style:text-properties officeooo:rsid="001d9d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65481906098604444" text:style-name="L1">
        <text:list-item>
          <text:p text:style-name="P2">Find highest count kmer</text:p>
        </text:list-item>
        <text:list-item>
          <text:p text:style-name="P2">Assign it to a cloud</text:p>
        </text:list-item>
        <text:list-item>
          <text:p text:style-name="P2">Mark it as expanded</text:p>
        </text:list-item>
        <text:list-item>
          <text:p text:style-name="P2">Loop over testmers: </text:p>
          <text:list>
            <text:list-item>
              <text:p text:style-name="P2">If found</text:p>
              <text:list>
                <text:list-item>
                  <text:p text:style-name="P2">If unassigned, assign to cloud</text:p>
                </text:list-item>
                <text:list-item>
                  <text:p text:style-name="P2">If it is not extended</text:p>
                  <text:list>
                    <text:list-item>
                      <text:p text:style-name="P2">Mark as extended</text:p>
                    </text:list-item>
                    <text:list-item>
                      <text:p text:style-name="P2">Loop over new testmers</text:p>
                      <text:list>
                        <text:list-item>
                          <text:p text:style-name="P2">if found</text:p>
                        </text:list-item>
                        <text:list-item>
                          <text:p text:style-name="P2">Assign new testmer to clou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So what properties of the <text:span text:style-name="T1">process</text:span>?</text:p>
      <text:list xml:id="list2937088343103388989" text:style-name="L2">
        <text:list-item>
          <text:p text:style-name="P3">Only extend two times around a seedmer</text:p>
        </text:list-item>
        <text:list-item>
          <text:p text:style-name="P3">All core kmers 1 degree around the seedmer are extended because new assignment is not required for extension</text:p>
        </text:list-item>
        <text:list-item>
          <text:p text:style-name="P3">The process does not burn itself out</text:p>
        </text:list-item>
        <text:list-item>
          <text:p text:style-name="P3">For the repetitive content estimation, it does not matter to which cloud the kmer belongs. – Then clustering the core kmers is completely for what P-clouds is trying to do. You will get the same result by simply assigning the outer km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3M1S</meta:editing-duration>
    <meta:editing-cycles>9</meta:editing-cycles>
    <meta:generator>LibreOffice/4.3.5.2$Windows_x86 LibreOffice_project/3a87456aaa6a95c63eea1c1b3201acedf0751bd5</meta:generator>
    <dc:date>2015-04-07T11:21:49.276000000</dc:date>
    <dc:creator>Stephen Pollard</dc:creator>
    <meta:document-statistic meta:table-count="0" meta:image-count="0" meta:object-count="0" meta:page-count="1" meta:paragraph-count="16" meta:word-count="136" meta:character-count="697" meta:non-whitespace-character-count="590"/>
    <meta:user-defined meta:name="Info 1"/>
    <meta:user-defined meta:name="Info 2"/>
    <meta:user-defined meta:name="Info 3"/>
    <meta:user-defined meta:name="Info 4"/>
  </office:meta>
</office:document-meta>
</file>